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donné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nnées" table:style-name="ta1">
        <office:forms form:automatic-focus="false" form:apply-design-mode="false"/>
        <table:shapes>
          <draw:frame draw:z-index="0" draw:name="données" draw:style-name="gr1" draw:text-style-name="P1" svg:width="16.008cm" svg:height="8.979cm" svg:x="15.906cm" svg:y="0.379cm">
            <draw:object draw:notify-on-update-of-ranges="données.A1:données.A1 données.A2:données.A50 données.B1:données.B1 données.B2:données.B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V (ml)</text:p>
          </table:table-cell>
          <table:table-cell office:value-type="string" calcext:value-type="string">
            <text:p>E (mV)</text:p>
          </table:table-cell>
          <table:table-cell office:value-type="string" calcext:value-type="string">
            <text:p>dérivée</text:p>
          </table:table-cell>
          <table:table-cell office:value-type="string" calcext:value-type="string">
            <text:p>V moyen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table:formula="of:=([.B3]-[.B2])/([.A3]-[.A2])" office:value-type="float" office:value="-7" calcext:value-type="float">
            <text:p>-7</text:p>
          </table:table-cell>
          <table:table-cell table:formula="of:=([.A3]+[.A2])/2"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table:formula="of:=([.B4]-[.B3])/([.A4]-[.A3])" office:value-type="float" office:value="-6" calcext:value-type="float">
            <text:p>-6</text:p>
          </table:table-cell>
          <table:table-cell table:formula="of:=([.A4]+[.A3])/2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table:formula="of:=([.B5]-[.B4])/([.A5]-[.A4])" office:value-type="float" office:value="-5" calcext:value-type="float">
            <text:p>-5</text:p>
          </table:table-cell>
          <table:table-cell table:formula="of:=([.A5]+[.A4])/2" office:value-type="float" office:value="2.5" calcext:value-type="float">
            <text:p>2,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3" calcext:value-type="float">
            <text:p>433</text:p>
          </table:table-cell>
          <table:table-cell table:formula="of:=([.B6]-[.B5])/([.A6]-[.A5])" office:value-type="float" office:value="-5" calcext:value-type="float">
            <text:p>-5</text:p>
          </table:table-cell>
          <table:table-cell table:formula="of:=([.A6]+[.A5])/2" office:value-type="float" office:value="3.5" calcext:value-type="float">
            <text:p>3,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9" calcext:value-type="float">
            <text:p>429</text:p>
          </table:table-cell>
          <table:table-cell table:formula="of:=([.B7]-[.B6])/([.A7]-[.A6])" office:value-type="float" office:value="-4" calcext:value-type="float">
            <text:p>-4</text:p>
          </table:table-cell>
          <table:table-cell table:formula="of:=([.A7]+[.A6])/2" office:value-type="float" office:value="4.5" calcext:value-type="float">
            <text:p>4,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5" calcext:value-type="float">
            <text:p>425</text:p>
          </table:table-cell>
          <table:table-cell table:formula="of:=([.B8]-[.B7])/([.A8]-[.A7])" office:value-type="float" office:value="-4" calcext:value-type="float">
            <text:p>-4</text:p>
          </table:table-cell>
          <table:table-cell table:formula="of:=([.A8]+[.A7])/2" office:value-type="float" office:value="5.5" calcext:value-type="float">
            <text:p>5,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2" calcext:value-type="float">
            <text:p>422</text:p>
          </table:table-cell>
          <table:table-cell table:formula="of:=([.B9]-[.B8])/([.A9]-[.A8])" office:value-type="float" office:value="-3" calcext:value-type="float">
            <text:p>-3</text:p>
          </table:table-cell>
          <table:table-cell table:formula="of:=([.A9]+[.A8])/2" office:value-type="float" office:value="6.5" calcext:value-type="float">
            <text:p>6,5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9" calcext:value-type="float">
            <text:p>419</text:p>
          </table:table-cell>
          <table:table-cell table:formula="of:=([.B10]-[.B9])/([.A10]-[.A9])" office:value-type="float" office:value="-3" calcext:value-type="float">
            <text:p>-3</text:p>
          </table:table-cell>
          <table:table-cell table:formula="of:=([.A10]+[.A9])/2" office:value-type="float" office:value="7.5" calcext:value-type="float">
            <text:p>7,5</text:p>
          </table:table-cell>
          <table:table-cell table:number-columns-repeated="1020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417" calcext:value-type="float">
            <text:p>417</text:p>
          </table:table-cell>
          <table:table-cell table:formula="of:=([.B11]-[.B10])/([.A11]-[.A10])" office:value-type="float" office:value="-4" calcext:value-type="float">
            <text:p>-4</text:p>
          </table:table-cell>
          <table:table-cell table:formula="of:=([.A11]+[.A10])/2" office:value-type="float" office:value="8.25" calcext:value-type="float">
            <text:p>8,25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table:formula="of:=([.B12]-[.B11])/([.A12]-[.A11])" office:value-type="float" office:value="-2" calcext:value-type="float">
            <text:p>-2</text:p>
          </table:table-cell>
          <table:table-cell table:formula="of:=([.A12]+[.A11])/2" office:value-type="float" office:value="8.75" calcext:value-type="float">
            <text:p>8,7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table:formula="of:=([.B13]-[.B12])/([.A13]-[.A12])" office:value-type="float" office:value="-4" calcext:value-type="float">
            <text:p>-4</text:p>
          </table:table-cell>
          <table:table-cell table:formula="of:=([.A13]+[.A12])/2" office:value-type="float" office:value="9.5" calcext:value-type="float">
            <text:p>9,5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table:formula="of:=([.B14]-[.B13])/([.A14]-[.A13])" office:value-type="float" office:value="-3" calcext:value-type="float">
            <text:p>-3</text:p>
          </table:table-cell>
          <table:table-cell table:formula="of:=([.A14]+[.A13])/2" office:value-type="float" office:value="10.5" calcext:value-type="float">
            <text:p>10,5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5" calcext:value-type="float">
            <text:p>405</text:p>
          </table:table-cell>
          <table:table-cell table:formula="of:=([.B15]-[.B14])/([.A15]-[.A14])" office:value-type="float" office:value="-4" calcext:value-type="float">
            <text:p>-4</text:p>
          </table:table-cell>
          <table:table-cell table:formula="of:=([.A15]+[.A14])/2" office:value-type="float" office:value="11.5" calcext:value-type="float">
            <text:p>11,5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9.5" calcext:value-type="float">
            <text:p>399,5</text:p>
          </table:table-cell>
          <table:table-cell table:formula="of:=([.B16]-[.B15])/([.A16]-[.A15])" office:value-type="float" office:value="-5.5" calcext:value-type="float">
            <text:p>-5,5</text:p>
          </table:table-cell>
          <table:table-cell table:formula="of:=([.A16]+[.A15])/2" office:value-type="float" office:value="12.5" calcext:value-type="float">
            <text:p>12,5</text:p>
          </table:table-cell>
          <table:table-cell table:number-columns-repeated="1020"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96.1" calcext:value-type="float">
            <text:p>396,1</text:p>
          </table:table-cell>
          <table:table-cell table:formula="of:=([.B17]-[.B16])/([.A17]-[.A16])" office:value-type="float" office:value="-6.79999999999995" calcext:value-type="float">
            <text:p>-6,79999999999995</text:p>
          </table:table-cell>
          <table:table-cell table:formula="of:=([.A17]+[.A16])/2" office:value-type="float" office:value="13.25" calcext:value-type="float">
            <text:p>13,25</text:p>
          </table:table-cell>
          <table:table-cell table:number-columns-repeated="1020"/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395.8" calcext:value-type="float">
            <text:p>395,8</text:p>
          </table:table-cell>
          <table:table-cell table:formula="of:=([.B18]-[.B17])/([.A18]-[.A17])" office:value-type="float" office:value="-3.00000000000012" calcext:value-type="float">
            <text:p>-3,00000000000012</text:p>
          </table:table-cell>
          <table:table-cell table:formula="of:=([.A18]+[.A17])/2" office:value-type="float" office:value="13.55" calcext:value-type="float">
            <text:p>13,55</text:p>
          </table:table-cell>
          <table:table-cell table:number-columns-repeated="1020"/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394.7" calcext:value-type="float">
            <text:p>394,7</text:p>
          </table:table-cell>
          <table:table-cell table:formula="of:=([.B19]-[.B18])/([.A19]-[.A18])" office:value-type="float" office:value="-11.0000000000003" calcext:value-type="float">
            <text:p>-11,0000000000003</text:p>
          </table:table-cell>
          <table:table-cell table:formula="of:=([.A19]+[.A18])/2" office:value-type="float" office:value="13.65" calcext:value-type="float">
            <text:p>13,65</text:p>
          </table:table-cell>
          <table:table-cell table:number-columns-repeated="1020"/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393.6" calcext:value-type="float">
            <text:p>393,6</text:p>
          </table:table-cell>
          <table:table-cell table:formula="of:=([.B20]-[.B19])/([.A20]-[.A19])" office:value-type="float" office:value="-10.9999999999995" calcext:value-type="float">
            <text:p>-10,9999999999995</text:p>
          </table:table-cell>
          <table:table-cell table:formula="of:=([.A20]+[.A19])/2" office:value-type="float" office:value="13.75" calcext:value-type="float">
            <text:p>13,75</text:p>
          </table:table-cell>
          <table:table-cell table:number-columns-repeated="1020"/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392.4" calcext:value-type="float">
            <text:p>392,4</text:p>
          </table:table-cell>
          <table:table-cell table:formula="of:=([.B21]-[.B20])/([.A21]-[.A20])" office:value-type="float" office:value="-12.0000000000005" calcext:value-type="float">
            <text:p>-12,0000000000005</text:p>
          </table:table-cell>
          <table:table-cell table:formula="of:=([.A21]+[.A20])/2" office:value-type="float" office:value="13.85" calcext:value-type="float">
            <text:p>13,85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1" calcext:value-type="float">
            <text:p>391</text:p>
          </table:table-cell>
          <table:table-cell table:formula="of:=([.B22]-[.B21])/([.A22]-[.A21])" office:value-type="float" office:value="-13.9999999999998" calcext:value-type="float">
            <text:p>-13,9999999999998</text:p>
          </table:table-cell>
          <table:table-cell table:formula="of:=([.A22]+[.A21])/2" office:value-type="float" office:value="13.95" calcext:value-type="float">
            <text:p>13,95</text:p>
          </table:table-cell>
          <table:table-cell table:number-columns-repeated="1020"/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389.1" calcext:value-type="float">
            <text:p>389,1</text:p>
          </table:table-cell>
          <table:table-cell table:formula="of:=([.B23]-[.B22])/([.A23]-[.A22])" office:value-type="float" office:value="-18.9999999999998" calcext:value-type="float">
            <text:p>-18,9999999999998</text:p>
          </table:table-cell>
          <table:table-cell table:formula="of:=([.A23]+[.A22])/2" office:value-type="float" office:value="14.05" calcext:value-type="float">
            <text:p>14,05</text:p>
          </table:table-cell>
          <table:table-cell table:number-columns-repeated="1020"/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387.4" calcext:value-type="float">
            <text:p>387,4</text:p>
          </table:table-cell>
          <table:table-cell table:formula="of:=([.B24]-[.B23])/([.A24]-[.A23])" office:value-type="float" office:value="-17.0000000000005" calcext:value-type="float">
            <text:p>-17,0000000000005</text:p>
          </table:table-cell>
          <table:table-cell table:formula="of:=([.A24]+[.A23])/2" office:value-type="float" office:value="14.15" calcext:value-type="float">
            <text:p>14,15</text:p>
          </table:table-cell>
          <table:table-cell table:number-columns-repeated="1020"/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385.7" calcext:value-type="float">
            <text:p>385,7</text:p>
          </table:table-cell>
          <table:table-cell table:formula="of:=([.B25]-[.B24])/([.A25]-[.A24])" office:value-type="float" office:value="-16.9999999999996" calcext:value-type="float">
            <text:p>-16,9999999999996</text:p>
          </table:table-cell>
          <table:table-cell table:formula="of:=([.A25]+[.A24])/2" office:value-type="float" office:value="14.25" calcext:value-type="float">
            <text:p>14,25</text:p>
          </table:table-cell>
          <table:table-cell table:number-columns-repeated="1020"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381.7" calcext:value-type="float">
            <text:p>381,7</text:p>
          </table:table-cell>
          <table:table-cell table:formula="of:=([.B26]-[.B25])/([.A26]-[.A25])" office:value-type="float" office:value="-40.0000000000001" calcext:value-type="float">
            <text:p>-40,0000000000001</text:p>
          </table:table-cell>
          <table:table-cell table:formula="of:=([.A26]+[.A25])/2" office:value-type="float" office:value="14.35" calcext:value-type="float">
            <text:p>14,35</text:p>
          </table:table-cell>
          <table:table-cell table:number-columns-repeated="1020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380.1" calcext:value-type="float">
            <text:p>380,1</text:p>
          </table:table-cell>
          <table:table-cell table:formula="of:=([.B27]-[.B26])/([.A27]-[.A26])" office:value-type="float" office:value="-15.9999999999997" calcext:value-type="float">
            <text:p>-15,9999999999997</text:p>
          </table:table-cell>
          <table:table-cell table:formula="of:=([.A27]+[.A26])/2" office:value-type="float" office:value="14.45" calcext:value-type="float">
            <text:p>14,45</text:p>
          </table:table-cell>
          <table:table-cell table:number-columns-repeated="1020"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373.4" calcext:value-type="float">
            <text:p>373,4</text:p>
          </table:table-cell>
          <table:table-cell table:formula="of:=([.B28]-[.B27])/([.A28]-[.A27])" office:value-type="float" office:value="-67.0000000000007" calcext:value-type="float">
            <text:p>-67,0000000000007</text:p>
          </table:table-cell>
          <table:table-cell table:formula="of:=([.A28]+[.A27])/2" office:value-type="float" office:value="14.55" calcext:value-type="float">
            <text:p>14,55</text:p>
          </table:table-cell>
          <table:table-cell table:number-columns-repeated="1020"/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354" calcext:value-type="float">
            <text:p>354</text:p>
          </table:table-cell>
          <table:table-cell table:formula="of:=([.B29]-[.B28])/([.A29]-[.A28])" office:value-type="float" office:value="-194" calcext:value-type="float">
            <text:p>-194</text:p>
          </table:table-cell>
          <table:table-cell table:formula="of:=([.A29]+[.A28])/2" office:value-type="float" office:value="14.65" calcext:value-type="float">
            <text:p>14,65</text:p>
          </table:table-cell>
          <table:table-cell table:number-columns-repeated="1020"/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281.5" calcext:value-type="float">
            <text:p>281,5</text:p>
          </table:table-cell>
          <table:table-cell table:formula="of:=([.B30]-[.B29])/([.A30]-[.A29])" office:value-type="float" office:value="-724.99999999999" calcext:value-type="float">
            <text:p>-724,99999999999</text:p>
          </table:table-cell>
          <table:table-cell table:formula="of:=([.A30]+[.A29])/2" office:value-type="float" office:value="14.75" calcext:value-type="float">
            <text:p>14,75</text:p>
          </table:table-cell>
          <table:table-cell table:number-columns-repeated="1020"/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266" calcext:value-type="float">
            <text:p>266</text:p>
          </table:table-cell>
          <table:table-cell table:formula="of:=([.B31]-[.B30])/([.A31]-[.A30])" office:value-type="float" office:value="-155.000000000001" calcext:value-type="float">
            <text:p>-155,000000000001</text:p>
          </table:table-cell>
          <table:table-cell table:formula="of:=([.A31]+[.A30])/2" office:value-type="float" office:value="14.85" calcext:value-type="float">
            <text:p>14,85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9.6" calcext:value-type="float">
            <text:p>259,6</text:p>
          </table:table-cell>
          <table:table-cell table:formula="of:=([.B32]-[.B31])/([.A32]-[.A31])" office:value-type="float" office:value="-64" calcext:value-type="float">
            <text:p>-64</text:p>
          </table:table-cell>
          <table:table-cell table:formula="of:=([.A32]+[.A31])/2" office:value-type="float" office:value="14.95" calcext:value-type="float">
            <text:p>14,95</text:p>
          </table:table-cell>
          <table:table-cell table:number-columns-repeated="1020"/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255.5" calcext:value-type="float">
            <text:p>255,5</text:p>
          </table:table-cell>
          <table:table-cell table:formula="of:=([.B33]-[.B32])/([.A33]-[.A32])" office:value-type="float" office:value="-41.0000000000004" calcext:value-type="float">
            <text:p>-41,0000000000004</text:p>
          </table:table-cell>
          <table:table-cell table:formula="of:=([.A33]+[.A32])/2" office:value-type="float" office:value="15.05" calcext:value-type="float">
            <text:p>15,05</text:p>
          </table:table-cell>
          <table:table-cell table:number-columns-repeated="1020"/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248.2" calcext:value-type="float">
            <text:p>248,2</text:p>
          </table:table-cell>
          <table:table-cell table:formula="of:=([.B34]-[.B33])/([.A34]-[.A33])" office:value-type="float" office:value="-73.0000000000004" calcext:value-type="float">
            <text:p>-73,0000000000004</text:p>
          </table:table-cell>
          <table:table-cell table:formula="of:=([.A34]+[.A33])/2" office:value-type="float" office:value="15.15" calcext:value-type="float">
            <text:p>15,15</text:p>
          </table:table-cell>
          <table:table-cell table:number-columns-repeated="1020"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245.6" calcext:value-type="float">
            <text:p>245,6</text:p>
          </table:table-cell>
          <table:table-cell table:formula="of:=([.B35]-[.B34])/([.A35]-[.A34])" office:value-type="float" office:value="-25.9999999999996" calcext:value-type="float">
            <text:p>-25,9999999999996</text:p>
          </table:table-cell>
          <table:table-cell table:formula="of:=([.A35]+[.A34])/2" office:value-type="float" office:value="15.25" calcext:value-type="float">
            <text:p>15,25</text:p>
          </table:table-cell>
          <table:table-cell table:number-columns-repeated="1020"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243.8" calcext:value-type="float">
            <text:p>243,8</text:p>
          </table:table-cell>
          <table:table-cell table:formula="of:=([.B36]-[.B35])/([.A36]-[.A35])" office:value-type="float" office:value="-17.9999999999999" calcext:value-type="float">
            <text:p>-17,9999999999999</text:p>
          </table:table-cell>
          <table:table-cell table:formula="of:=([.A36]+[.A35])/2" office:value-type="float" office:value="15.35" calcext:value-type="float">
            <text:p>15,35</text:p>
          </table:table-cell>
          <table:table-cell table:number-columns-repeated="1020"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239.6" calcext:value-type="float">
            <text:p>239,6</text:p>
          </table:table-cell>
          <table:table-cell table:formula="of:=([.B37]-[.B36])/([.A37]-[.A36])" office:value-type="float" office:value="-42.0000000000003" calcext:value-type="float">
            <text:p>-42,0000000000003</text:p>
          </table:table-cell>
          <table:table-cell table:formula="of:=([.A37]+[.A36])/2" office:value-type="float" office:value="15.45" calcext:value-type="float">
            <text:p>15,45</text:p>
          </table:table-cell>
          <table:table-cell table:number-columns-repeated="1020"/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237.6" calcext:value-type="float">
            <text:p>237,6</text:p>
          </table:table-cell>
          <table:table-cell table:formula="of:=([.B38]-[.B37])/([.A38]-[.A37])" office:value-type="float" office:value="-20.0000000000001" calcext:value-type="float">
            <text:p>-20,0000000000001</text:p>
          </table:table-cell>
          <table:table-cell table:formula="of:=([.A38]+[.A37])/2" office:value-type="float" office:value="15.55" calcext:value-type="float">
            <text:p>15,55</text:p>
          </table:table-cell>
          <table:table-cell table:number-columns-repeated="1020"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236" calcext:value-type="float">
            <text:p>236</text:p>
          </table:table-cell>
          <table:table-cell table:formula="of:=([.B39]-[.B38])/([.A39]-[.A38])" office:value-type="float" office:value="-16" calcext:value-type="float">
            <text:p>-16</text:p>
          </table:table-cell>
          <table:table-cell table:formula="of:=([.A39]+[.A38])/2" office:value-type="float" office:value="15.65" calcext:value-type="float">
            <text:p>15,65</text:p>
          </table:table-cell>
          <table:table-cell table:number-columns-repeated="1020"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233.8" calcext:value-type="float">
            <text:p>233,8</text:p>
          </table:table-cell>
          <table:table-cell table:formula="of:=([.B40]-[.B39])/([.A40]-[.A39])" office:value-type="float" office:value="-21.9999999999996" calcext:value-type="float">
            <text:p>-21,9999999999996</text:p>
          </table:table-cell>
          <table:table-cell table:formula="of:=([.A40]+[.A39])/2" office:value-type="float" office:value="15.75" calcext:value-type="float">
            <text:p>15,75</text:p>
          </table:table-cell>
          <table:table-cell table:number-columns-repeated="1020"/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232.1" calcext:value-type="float">
            <text:p>232,1</text:p>
          </table:table-cell>
          <table:table-cell table:formula="of:=([.B41]-[.B40])/([.A41]-[.A40])" office:value-type="float" office:value="-17.0000000000002" calcext:value-type="float">
            <text:p>-17,0000000000002</text:p>
          </table:table-cell>
          <table:table-cell table:formula="of:=([.A41]+[.A40])/2" office:value-type="float" office:value="15.85" calcext:value-type="float">
            <text:p>15,85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table:formula="of:=([.B42]-[.B41])/([.A42]-[.A41])" office:value-type="float" office:value="-21" calcext:value-type="float">
            <text:p>-21</text:p>
          </table:table-cell>
          <table:table-cell table:formula="of:=([.A42]+[.A41])/2" office:value-type="float" office:value="15.95" calcext:value-type="float">
            <text:p>15,95</text:p>
          </table:table-cell>
          <table:table-cell table:number-columns-repeated="1020"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228.4" calcext:value-type="float">
            <text:p>228,4</text:p>
          </table:table-cell>
          <table:table-cell table:formula="of:=([.B43]-[.B42])/([.A43]-[.A42])" office:value-type="float" office:value="-8" calcext:value-type="float">
            <text:p>-8</text:p>
          </table:table-cell>
          <table:table-cell table:formula="of:=([.A43]+[.A42])/2" office:value-type="float" office:value="16.1" calcext:value-type="float">
            <text:p>16,1</text:p>
          </table:table-cell>
          <table:table-cell table:number-columns-repeated="1020"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227.1" calcext:value-type="float">
            <text:p>227,1</text:p>
          </table:table-cell>
          <table:table-cell table:formula="of:=([.B44]-[.B43])/([.A44]-[.A43])" office:value-type="float" office:value="-6.50000000000008" calcext:value-type="float">
            <text:p>-6,50000000000008</text:p>
          </table:table-cell>
          <table:table-cell table:formula="of:=([.A44]+[.A43])/2" office:value-type="float" office:value="16.3" calcext:value-type="float">
            <text:p>16,3</text:p>
          </table:table-cell>
          <table:table-cell table:number-columns-repeated="1020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226" calcext:value-type="float">
            <text:p>226</text:p>
          </table:table-cell>
          <table:table-cell table:formula="of:=([.B45]-[.B44])/([.A45]-[.A44])" office:value-type="float" office:value="-5.49999999999989" calcext:value-type="float">
            <text:p>-5,49999999999989</text:p>
          </table:table-cell>
          <table:table-cell table:formula="of:=([.A45]+[.A44])/2" office:value-type="float" office:value="16.5" calcext:value-type="float">
            <text:p>16,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.6" calcext:value-type="float">
            <text:p>224,6</text:p>
          </table:table-cell>
          <table:table-cell table:formula="of:=([.B46]-[.B45])/([.A46]-[.A45])" office:value-type="float" office:value="-3.50000000000003" calcext:value-type="float">
            <text:p>-3,50000000000003</text:p>
          </table:table-cell>
          <table:table-cell table:formula="of:=([.A46]+[.A45])/2" office:value-type="float" office:value="16.8" calcext:value-type="float">
            <text:p>16,8</text:p>
          </table:table-cell>
          <table:table-cell table:number-columns-repeated="1020"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222.7" calcext:value-type="float">
            <text:p>222,7</text:p>
          </table:table-cell>
          <table:table-cell table:formula="of:=([.B47]-[.B46])/([.A47]-[.A46])" office:value-type="float" office:value="-3.80000000000001" calcext:value-type="float">
            <text:p>-3,80000000000001</text:p>
          </table:table-cell>
          <table:table-cell table:formula="of:=([.A47]+[.A46])/2" office:value-type="float" office:value="17.25" calcext:value-type="float">
            <text:p>17,25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.4" calcext:value-type="float">
            <text:p>220,4</text:p>
          </table:table-cell>
          <table:table-cell table:formula="of:=([.B48]-[.B47])/([.A48]-[.A47])" office:value-type="float" office:value="-4.59999999999997" calcext:value-type="float">
            <text:p>-4,59999999999997</text:p>
          </table:table-cell>
          <table:table-cell table:formula="of:=([.A48]+[.A47])/2" office:value-type="float" office:value="17.75" calcext:value-type="float">
            <text:p>17,7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8.4" calcext:value-type="float">
            <text:p>218,4</text:p>
          </table:table-cell>
          <table:table-cell table:formula="of:=([.B49]-[.B48])/([.A49]-[.A48])" office:value-type="float" office:value="-2" calcext:value-type="float">
            <text:p>-2</text:p>
          </table:table-cell>
          <table:table-cell table:formula="of:=([.A49]+[.A48])/2" office:value-type="float" office:value="18.5" calcext:value-type="float">
            <text:p>18,5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6.8" calcext:value-type="float">
            <text:p>216,8</text:p>
          </table:table-cell>
          <table:table-cell table:formula="of:=([.B50]-[.B49])/([.A50]-[.A49])" office:value-type="float" office:value="-1.59999999999999" calcext:value-type="float">
            <text:p>-1,59999999999999</text:p>
          </table:table-cell>
          <table:table-cell table:formula="of:=([.A50]+[.A49])/2" office:value-type="float" office:value="19.5" calcext:value-type="float">
            <text:p>19,5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rbe terminée" table:style-name="ta2">
        <office:forms form:automatic-focus="false" form:apply-design-mode="false"/>
        <table:shapes>
          <draw:frame draw:z-index="0" draw:name="donnéeqs" draw:style-name="gr1" draw:text-style-name="P1" svg:width="20.035cm" svg:height="12.82cm" svg:x="6.806cm" svg:y="1.379cm">
            <draw:object draw:notify-on-update-of-ranges="données.C1:données.C1 données.C1:données.C50 données.D1:données.D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  <number:text> </number:text>
      <number:am-pm/>
    </number:time-style>
    <number:date-style style:name="N115"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3">
      <number:day number:style="long"/>
      <number:text>-</number:text>
      <number:month number:textual="true"/>
      <number:text>-</number:text>
      <number:year/>
    </number:date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données" style:display-name="PageStyle_donné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 </meta:initial-creator>
    <meta:print-date>2014-07-15T08:44:37</meta:print-date>
    <meta:creation-date>2014-07-15T08:05:36</meta:creation-date>
    <dc:date>2023-10-31T17:02:01.114196709</dc:date>
    <meta:generator>LibreOffice/7.3.7.2$Linux_X86_64 LibreOffice_project/30$Build-2</meta:generator>
    <meta:editing-duration>PT3H9M50S</meta:editing-duration>
    <meta:editing-cycles>6</meta:editing-cycles>
    <meta:document-statistic meta:table-count="2" meta:cell-count="198" meta:object-count="2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8.98cm" xlink:href=".." xlink:type="simple" chart:class="chart:scatter" chart:style-name="ch1">
        <chart:legend chart:legend-position="end" svg:x="14.169cm" svg:y="4.191cm" style:legend-expansion="high" chart:style-name="ch2"/>
        <chart:plot-area chart:style-name="ch3" table:cell-range-address="données.A1:données.B50" chart:data-source-has-labels="row" svg:x="0.32cm" svg:y="0.179cm" svg:width="13.529cm" svg:height="8.622cm">
          <chart:coordinate-region svg:x="1.127cm" svg:y="0.378cm" svg:width="12.535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onnées.B2:données.B50" chart:label-cell-address="données.B1:données.B1" chart:class="chart:scatter">
            <chart:domain table:cell-range-address="données.A2:données.A50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E (mV)</text:p>
                <draw:g>
                  <svg:desc>données.B1:donné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onnées.A2:données.A50</svg:desc>
                </draw:g>
              </table:table-cell>
              <table:table-cell office:value-type="float" office:value="456">
                <text:p>456</text:p>
                <draw:g>
                  <svg:desc>données.B2:données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396.1">
                <text:p>39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6">
                <text:p>13.6</text:p>
              </table:table-cell>
              <table:table-cell office:value-type="float" office:value="395.8">
                <text:p>395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7">
                <text:p>13.7</text:p>
              </table:table-cell>
              <table:table-cell office:value-type="float" office:value="394.7">
                <text:p>39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8">
                <text:p>13.8</text:p>
              </table:table-cell>
              <table:table-cell office:value-type="float" office:value="393.6">
                <text:p>393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9">
                <text:p>13.9</text:p>
              </table:table-cell>
              <table:table-cell office:value-type="float" office:value="392.4">
                <text:p>392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1">
                <text:p>14.1</text:p>
              </table:table-cell>
              <table:table-cell office:value-type="float" office:value="389.1">
                <text:p>389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2">
                <text:p>14.2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3">
                <text:p>14.3</text:p>
              </table:table-cell>
              <table:table-cell office:value-type="float" office:value="385.7">
                <text:p>385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4">
                <text:p>14.4</text:p>
              </table:table-cell>
              <table:table-cell office:value-type="float" office:value="381.7">
                <text:p>38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5">
                <text:p>14.5</text:p>
              </table:table-cell>
              <table:table-cell office:value-type="float" office:value="380.1">
                <text:p>38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6">
                <text:p>14.6</text:p>
              </table:table-cell>
              <table:table-cell office:value-type="float" office:value="373.4">
                <text:p>373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7">
                <text:p>14.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8">
                <text:p>14.8</text:p>
              </table:table-cell>
              <table:table-cell office:value-type="float" office:value="281.5">
                <text:p>28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9">
                <text:p>14.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1">
                <text:p>15.1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2">
                <text:p>15.2</text:p>
              </table:table-cell>
              <table:table-cell office:value-type="float" office:value="248.2">
                <text:p>248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3">
                <text:p>15.3</text:p>
              </table:table-cell>
              <table:table-cell office:value-type="float" office:value="245.6">
                <text:p>245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4">
                <text:p>15.4</text:p>
              </table:table-cell>
              <table:table-cell office:value-type="float" office:value="243.8">
                <text:p>243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5">
                <text:p>15.5</text:p>
              </table:table-cell>
              <table:table-cell office:value-type="float" office:value="239.6">
                <text:p>239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6">
                <text:p>15.6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7">
                <text:p>15.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8">
                <text:p>15.8</text:p>
              </table:table-cell>
              <table:table-cell office:value-type="float" office:value="233.8">
                <text:p>233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9">
                <text:p>15.9</text:p>
              </table:table-cell>
              <table:table-cell office:value-type="float" office:value="232.1">
                <text:p>232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2">
                <text:p>16.2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4">
                <text:p>16.4</text:p>
              </table:table-cell>
              <table:table-cell office:value-type="float" office:value="227.1">
                <text:p>227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6">
                <text:p>16.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">
                <text:p>17</text:p>
              </table:table-cell>
              <table:table-cell office:value-type="float" office:value="224.6">
                <text:p>224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5">
                <text:p>17.5</text:p>
              </table:table-cell>
              <table:table-cell office:value-type="float" office:value="222.7">
                <text:p>222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  <table:table-cell office:value-type="float" office:value="220.4">
                <text:p>220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218.4">
                <text:p>218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216.8">
                <text:p>21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<office:automatic-styles><number:number-style style:name="N0"><number:number number:min-integer-digits="1"/></number:number-style><style:style style:name="ch1" style:family="chart"><style:graphic-properties draw:stroke="none"/></style:style><style:style style:name="ch2" style:family="chart"><style:chart-properties chart:auto-position="true" style:rotation-angle="0"/><style:text-properties fo:font-size="13pt" style:font-size-asian="13pt" style:font-size-complex="13pt"/></style:style><style:style style:name="ch3" style:family="chart"><style:graphic-properties draw:stroke="none" svg:stroke-color="#b3b3b3" draw:fill="none" draw:fill-color="#e6e6e6"/><style:text-properties fo:font-size="10pt" style:font-size-asian="10pt" style:font-size-complex="10pt"/></style:style><style:style style:name="ch4" style:family="chart"><style:chart-properties chart:symbol-type="automatic" chart:include-hidden-cells="false" chart:treat-empty-cells="ignore" chart:right-angled-axes="true"/></style:style><style:style style:name="ch5" style:family="chart" style:data-style-name="N0"><style:chart-properties chart:display-label="true" chart:logarithmic="false" chart:minimum="0" chart:maximum="20" chart:origin="0" chart:interval-major="1" chart:reverse-direction="false" text:line-break="false" loext:try-staggering-first="false" chart:link-data-style-to-source="true" loext:major-origin="0.5" chart:axis-position="0"/><style:graphic-properties svg:stroke-color="#b3b3b3"/><style:text-properties fo:font-size="10pt" style:font-size-asian="10pt" style:font-size-complex="10pt"/></style:style><style:style style:name="ch6" style:family="chart"><style:chart-properties chart:auto-position="true" style:rotation-angle="0"/><style:text-properties fo:font-size="9pt" style:font-size-asian="9pt" style:font-size-complex="9pt"/></style:style><style:style style:name="ch7" style:family="chart"><style:graphic-properties svg:stroke-color="#b3b3b3"/></style:style><style:style style:name="ch8" style:family="chart"><style:graphic-properties svg:stroke-color="#dddddd"/></style:style><style:style style:name="ch9" style:family="chart" style:data-style-name="N0"><style:chart-properties chart:display-label="true" chart:logarithmic="false" chart:reverse-direction="false" text:line-break="false" loext:try-staggering-first="false" chart:link-data-style-to-source="true" loext:major-origin="0.5" chart:axis-position="end"/><style:graphic-properties svg:stroke-color="#b3b3b3"/><style:text-properties fo:font-size="10pt" style:font-size-asian="10pt" style:font-size-complex="10pt"/></style:style><style:style style:name="ch10" style:family="chart" style:data-style-name="N0"><style:chart-properties chart:display-label="true" chart:logarithmic="false" chart:minimum="200" chart:maximum="480" chart:origin="0" chart:interval-major="20" chart:interval-minor-divisor="1" chart:reverse-direction="false" text:line-break="false" loext:try-staggering-first="false" chart:link-data-style-to-source="true" chart:axis-position="0"/><style:graphic-properties svg:stroke-color="#b3b3b3"/><style:text-properties fo:font-size="10pt" style:font-size-asian="10pt" style:font-size-complex="10pt"/></style:style><style:style style:name="ch11" style:family="chart"><style:chart-properties chart:auto-position="true" style:rotation-angle="90"/><style:text-properties fo:font-size="9pt" style:font-size-asian="9pt" style:font-size-complex="9pt"/></style:style><style:style style:name="ch12" style:family="chart" style:data-style-name="N0"><style:chart-properties chart:display-label="true" chart:logarithmic="false" chart:reverse-direction="false" text:line-break="false" loext:try-staggering-first="false" chart:link-data-style-to-source="true" chart:axis-position="end"/><style:graphic-properties svg:stroke-color="#b3b3b3"/><style:text-properties fo:font-size="10pt" style:font-size-asian="10pt" style:font-size-complex="10pt"/></style:style><style:style style:name="ch13" style:family="chart" style:data-style-name="N0"><style:chart-properties chart:symbol-type="named-symbol" chart:symbol-name="square" chart:symbol-width="0.05cm" chart:symbol-height="0.05cm" chart:link-data-style-to-source="true"/><style:graphic-properties svg:stroke-width="0.01cm" svg:stroke-color="#004586" draw:fill-color="#004586" dr3d:edge-rounding="5%"/><style:text-properties fo:font-size="10pt" style:font-size-asian="10pt" style:font-size-complex="10pt"/></style:style><style:style style:name="ch14" style:family="chart" style:data-style-name="N0"><style:chart-properties chart:symbol-type="named-symbol" chart:symbol-name="diamond" chart:symbol-width="0.25cm" chart:symbol-height="0.25cm" chart:link-data-style-to-source="true"/><style:graphic-properties svg:stroke-width="0.08cm" svg:stroke-color="#ff420e" draw:fill-color="#ff420e"/><style:text-properties fo:font-size="10pt" style:font-size-asian="10pt" style:font-size-complex="10pt"/></style:style><style:style style:name="ch15" style:family="chart"><style:graphic-properties draw:stroke="solid" svg:stroke-color="#b3b3b3" draw:fill="none" draw:fill-color="#e6e6e6"/></style:style><style:style style:name="ch16" style:family="chart"><style:graphic-properties svg:stroke-color="#b3b3b3" draw:fill-color="#cccccc"/></style:style></office:automatic-styles><office:body><office:chart><chart:chart svg:width="20.036cm" svg:height="12.821cm" xlink:href=".." xlink:type="simple" chart:class="chart:scatter" chart:style-name="ch1"><chart:title svg:x="7.223cm" svg:y="0.392cm" chart:style-name="ch2"><text:p>Courbe de dosage : E= f(V)</text:p></chart:title><chart:legend chart:legend-position="end" svg:x="3.492cm" svg:y="6.012cm" style:legend-expansion="custom" svg:width="2.159cm" svg:height="1.066cm" style:legend-expansion-aspect-ratio="2.02532833020638" chart:style-name="ch3"/><chart:plot-area chart:style-name="ch4" table:cell-range-address="données.C1:données.C50" chart:data-source-has-labels="both" svg:x="2.419cm" svg:y="1.328cm" svg:width="15.966cm" svg:height="10.241cm"><chart:coordinate-region svg:x="3.226cm" svg:y="1.976cm" svg:width="14.246cm" svg:height="8.946cm"/><chart:axis chart:dimension="x" cha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